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000000031281C2C121FBC4A0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horizontal-align="left" draw:auto-grow-height="true" draw:auto-grow-width="true" fo:min-height="3.331cm" fo:min-width="8.38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horizontal-align="left" draw:auto-grow-height="true" draw:auto-grow-width="true" fo:min-height="3.331cm" fo:min-width="6.018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8.938cm" svg:height="4.411cm" svg:x="12.062cm" svg:y="5.6cm">
          <draw:text-box>
            <text:p><text:span text:style-name="T1">Métodos </text:span><text:span text:style-name="T2">(comportamentos)</text:span></text:p>
            <text:p><text:span text:style-name="T3"/></text:p>
            <text:p><text:span text:style-name="T4">* Ligar</text:span></text:p>
            <text:p><text:span text:style-name="T4">* Acelerar</text:span></text:p>
            <text:p><text:span text:style-name="T4">* Frear</text:span></text:p>
            <text:p><text:span text:style-name="T4">* Trocar Marcha</text:span></text:p>
          </draw:text-box>
        </draw:frame>
        <draw:frame draw:style-name="gr2" draw:text-style-name="P2" draw:layer="layout" svg:width="8.244cm" svg:height="4.411cm" svg:x="12.062cm" svg:y="0.201cm">
          <draw:text-box>
            <text:p><text:span text:style-name="T1">Atributos </text:span><text:span text:style-name="T2">(características) </text:span></text:p>
            <text:p><text:span text:style-name="T5"/></text:p>
            <text:p><text:span text:style-name="T4">* Fabricante</text:span></text:p>
            <text:p><text:span text:style-name="T4">* Cor</text:span></text:p>
            <text:p><text:span text:style-name="T4">* Marcha atual</text:span></text:p>
            <text:p><text:span text:style-name="T4">* Velocidade</text:span></text:p>
          </draw:text-box>
        </draw:frame>
        <draw:frame draw:style-name="gr3" draw:text-style-name="P3" draw:layer="layout" svg:width="3.101cm" svg:height="0.962cm" svg:x="4.462cm" svg:y="1.3cm">
          <draw:text-box>
            <text:p><text:span text:style-name="T6">OBJETO</text:span></text:p>
          </draw:text-box>
        </draw:frame>
        <draw:line draw:style-name="gr4" draw:text-style-name="P4" draw:layer="layout" svg:x1="9.1cm" svg:y1="3.7cm" svg:x2="11.7cm" svg:y2="1.7cm">
          <text:p/>
        </draw:line>
        <draw:line draw:style-name="gr4" draw:text-style-name="P4" draw:layer="layout" svg:x1="9.2cm" svg:y1="4.4cm" svg:x2="11.8cm" svg:y2="6.1cm">
          <text:p/>
        </draw:line>
        <draw:frame draw:style-name="gr5" draw:text-style-name="P5" draw:layer="layout" svg:width="8.667cm" svg:height="5.389cm" svg:x="0.2cm" svg:y="2.811cm">
          <draw:image xlink:href="Pictures/10000201000005000000031281C2C121FBC4A0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18:04:00.389919749</meta:creation-date>
    <dc:date>2024-02-17T18:32:20.098196815</dc:date>
    <meta:editing-duration>PT14M43S</meta:editing-duration>
    <meta:editing-cycles>8</meta:editing-cycles>
    <meta:generator>LibreOffice/6.0.7.3$Linux_X86_64 LibreOffice_project/00m0$Build-3</meta:generator>
    <meta:document-statistic meta:object-count="6"/>
  </office:meta>
</office:document-meta>
</file>